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566633398" text:style-name="L1">
        <text:list-item>
          <text:p text:style-name="P1">First Day</text:p>
          <text:list>
            <text:list-item>
              <text:p text:style-name="P1">Introductions (the cumulative kind)</text:p>
            </text:list-item>
            <text:list-item>
              <text:p text:style-name="P1">Review Syllabus</text:p>
            </text:list-item>
            <text:list-item>
              <text:p text:style-name="P1">Class rules: respect</text:p>
            </text:list-item>
            <text:list-item>
              <text:p text:style-name="P1">Homework</text:p>
              <text:list>
                <text:list-item>
                  <text:p text:style-name="P1">Values and Expressions</text:p>
                  <text:list>
                    <text:list-item>
                      <text:p text:style-name="P1">We can't tolerate ambiguity. In the various number bubbles, there is adding and subtracting of numbers, but not in the normal order (but with the normal symbols). We talk about ambiguity, where the symbols don't make sense because their order is not obvious. He then translates the bubbles to s-exprs. </text:p>
                    </text:list-item>
                    <text:list-item>
                      <text:p text:style-name="P1">When running these s-exprs, it is called evaluating, which is denoted by s-expr =&gt; value.</text:p>
                    </text:list-item>
                  </text:list>
                </text:list-item>
              </text:list>
            </text:list-item>
            <text:list-item>
              <text:p text:style-name="P1">Clean-up</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initial-creator>TualatriX</meta:initial-creator>
    <meta:creation-date>2008-02-15T12:08:28</meta:creation-date>
    <meta:editing-cycles>3</meta:editing-cycles>
    <meta:editing-duration>PT34M20S</meta:editing-duration>
    <dc:date>2011-08-29T09:39:13</dc:date>
    <dc:creator>Indigo Casson</dc:creator>
    <meta:document-statistic meta:table-count="0" meta:image-count="0" meta:object-count="0" meta:page-count="1" meta:paragraph-count="9" meta:word-count="90" meta:character-count="560"/>
    <meta:user-defined meta:name="Info 1"/>
    <meta:user-defined meta:name="Info 2"/>
    <meta:user-defined meta:name="Info 3"/>
    <meta:user-defined meta:name="Info 4"/>
  </office:meta>
</office:document-meta>
</file>